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F4D0383F8AF36EBA0E.png" manifest:media-type="image/png"/>
  <manifest:file-entry manifest:full-path="Pictures/10000201000000D0000000D0BDE2B0612F3DB3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adornments="Regular" style:font-pitch="variable"/>
    <style:font-face style:name="Uroob" svg:font-family="Uroob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textarea-horizontal-align="justify" draw:textarea-vertical-align="middle" draw:auto-grow-height="false" fo:min-height="4.308cm" fo:min-width="2.164cm"/>
    </style:style>
    <style:style style:name="gr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332cm" fo:min-width="1.533cm"/>
    </style:style>
    <style:style style:name="gr3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1.351cm" fo:min-width="1.557cm"/>
    </style:style>
    <style:style style:name="gr4" style:family="graphic" style:parent-style-name="standard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1.974cm" fo:min-width="1.685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7cm" fo:min-width="1.0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0.50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63cm" fo:min-width="1.36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10" style:family="graphic" style:parent-style-name="Object_20_with_20_no_20_fill_20_and_20_no_20_line">
      <style:graphic-properties draw:fill="bitmap" draw:fill-image-name="Bitmap_20_1" style:repeat="stretch" draw:textarea-vertical-align="middle"/>
    </style:style>
    <style:style style:name="gr11" style:family="graphic" style:parent-style-name="standard">
      <style:graphic-properties svg:stroke-width="0.102cm" svg:stroke-color="#000000" draw:marker-start-width="0.496cm" draw:marker-end-width="0.496cm" draw:fill="none" draw:textarea-horizontal-align="justify" draw:textarea-vertical-align="middle" draw:auto-grow-height="false" fo:min-height="2.126cm" fo:min-width="1.877cm" fo:padding-top="0.175cm" fo:padding-bottom="0.175cm" fo:padding-left="0.3cm" fo:padding-right="0.3cm"/>
    </style:style>
    <style:style style:name="gr12" style:family="graphic" style:parent-style-name="standard">
      <style:graphic-properties draw:stroke="solid" draw:stroke-dash="Fine_20_Dashed" svg:stroke-width="0.152cm" svg:stroke-color="#000000" draw:marker-start-width="0.659cm" draw:marker-end-width="0.659cm" draw:fill="none" draw:textarea-horizontal-align="justify" draw:textarea-vertical-align="middle" draw:auto-grow-height="false" fo:min-height="2.754cm" fo:min-width="2.626cm" fo:padding-top="0.2cm" fo:padding-bottom="0.2cm" fo:padding-left="0.325cm" fo:padding-right="0.325cm"/>
    </style:style>
    <style:style style:name="gr13" style:family="graphic" style:parent-style-name="standard">
      <style:graphic-properties svg:stroke-width="0.203cm" svg:stroke-color="#ffffff" draw:marker-start-width="0.812cm" draw:marker-end-width="0.812cm" draw:fill="solid" draw:fill-color="#000000" draw:textarea-horizontal-align="justify" draw:textarea-vertical-align="middle" draw:auto-grow-height="false" fo:min-height="0.29cm" fo:min-width="0.04cm" fo:padding-top="0.226cm" fo:padding-bottom="0.226cm" fo:padding-left="0.351cm" fo:padding-right="0.351cm"/>
    </style:style>
    <style:style style:name="gr14" style:family="graphic" style:parent-style-name="standard">
      <style:graphic-properties draw:stroke="solid" draw:stroke-dash="Fine_20_Dashed" svg:stroke-width="0.203cm" svg:stroke-color="#ffffff" draw:marker-start-width="0.813cm" draw:marker-end-width="0.813cm" draw:fill="none" draw:textarea-horizontal-align="justify" draw:textarea-vertical-align="middle" draw:auto-grow-height="false" fo:min-height="2.554cm" fo:min-width="2.714cm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331cm" fo:min-width="1.439cm"/>
    </style:style>
    <style:style style:name="gr16" style:family="graphic" style:parent-style-name="standard">
      <style:graphic-properties draw:stroke="none" svg:stroke-color="#3465a4" draw:fill="solid" draw:fill-color="#ed1c24" draw:textarea-horizontal-align="justify" draw:textarea-vertical-align="middle" draw:auto-grow-height="false" fo:min-height="2.918cm" fo:min-width="0.199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true" fo:min-height="0cm" fo:min-width="0cm" draw:shadow="hidden"/>
    </style:style>
    <style:style style:name="gr18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4.308cm" fo:min-width="2.164cm" fo:padding-top="0.15cm" fo:padding-bottom="0.15cm" fo:padding-left="0.275cm" fo:padding-right="0.275cm"/>
    </style:style>
    <style:style style:name="gr19" style:family="graphic" style:parent-style-name="standard">
      <style:graphic-properties svg:stroke-width="0.102cm" svg:stroke-color="#000000" draw:marker-start-width="0.496cm" draw:marker-end-width="0.496cm" draw:fill="none" draw:textarea-horizontal-align="justify" draw:textarea-vertical-align="middle" draw:auto-grow-height="false" fo:min-height="2.126cm" fo:min-width="1.877cm" fo:padding-top="0.175cm" fo:padding-bottom="0.175cm" fo:padding-left="0.3cm" fo:padding-right="0.3cm" draw:shadow="hidden"/>
    </style:style>
    <style:style style:name="gr20" style:family="graphic" style:parent-style-name="standard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1.974cm" fo:min-width="1.685cm" fo:padding-top="0.15cm" fo:padding-bottom="0.15cm" fo:padding-left="0.275cm" fo:padding-right="0.275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use-window-font-color="true" style:font-name="Uroob" fo:font-size="83pt" fo:font-weight="bold" style:font-size-asian="18pt" style:font-size-complex="18pt"/>
    </style:style>
    <style:style style:name="P6" style:family="paragraph">
      <loext:graphic-properties draw:fill="none" draw:fill-color="#ffffff"/>
      <style:text-properties style:use-window-font-color="true" style:font-name="Ubuntu Condensed" fo:font-size="36pt" style:font-size-asian="18pt" style:font-size-complex="18pt"/>
    </style:style>
    <style:style style:name="P7" style:family="paragraph">
      <loext:graphic-properties draw:fill="none" draw:fill-color="#ffffff"/>
      <style:text-properties style:use-window-font-color="true" style:font-name="Ubuntu Condensed" fo:font-size="80pt" style:font-size-asian="18pt" style:font-size-complex="18pt"/>
    </style:style>
    <style:style style:name="P8" style:family="paragraph">
      <loext:graphic-properties draw:fill="solid" draw:fill-color="#000000"/>
      <style:paragraph-properties fo:text-align="center"/>
      <style:text-properties style:use-window-font-color="true" style:font-name="Uroob" fo:font-size="83pt" fo:font-weight="bold" style:font-size-asian="18pt" style:font-size-complex="18pt"/>
    </style:style>
    <style:style style:name="P9" style:family="paragraph">
      <loext:graphic-properties draw:fill="solid" draw:fill-color="#000000"/>
      <style:paragraph-properties fo:text-align="center"/>
      <style:text-properties style:use-window-font-color="true" style:font-name="Ubuntu Condensed" fo:font-size="36pt" style:font-size-asian="18pt" style:font-size-complex="18pt"/>
    </style:style>
    <style:style style:name="P10" style:family="paragraph">
      <loext:graphic-properties draw:fill="solid" draw:fill-color="#000000"/>
      <style:paragraph-properties fo:text-align="center"/>
      <style:text-properties style:use-window-font-color="true" style:font-name="Ubuntu Condensed" fo:font-size="80pt" style:font-size-asian="18pt" style:font-size-complex="18pt"/>
    </style:style>
    <style:style style:name="P11" style:family="paragraph">
      <loext:graphic-properties draw:fill="bitmap" draw:fill-image-name="Bitmap_20_1" style:repeat="stretch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ed1c24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style:use-window-font-color="true" style:font-name="Uroob" fo:font-size="83pt" fo:font-weight="bold" style:font-size-asian="18pt" style:font-size-complex="18pt"/>
    </style:style>
    <style:style style:name="P15" style:family="paragraph">
      <loext:graphic-properties draw:fill="solid" draw:fill-color="#ffffff"/>
      <style:paragraph-properties fo:text-align="center"/>
      <style:text-properties style:use-window-font-color="true" style:font-name="Ubuntu Condensed" fo:font-size="36pt" style:font-size-asian="18pt" style:font-size-complex="18pt"/>
    </style:style>
    <style:style style:name="P16" style:family="paragraph">
      <loext:graphic-properties draw:fill="solid" draw:fill-color="#ffffff"/>
      <style:paragraph-properties fo:text-align="center"/>
      <style:text-properties style:use-window-font-color="true" style:font-name="Ubuntu Condensed" fo:font-size="80pt" style:font-size-asian="18pt" style:font-size-complex="18pt"/>
    </style:style>
    <style:style style:name="P17" style:family="paragraph">
      <loext:graphic-properties draw:fill="solid" draw:fill-color="#ffffff"/>
      <style:paragraph-properties fo:text-align="center"/>
    </style:style>
    <style:style style:name="T1" style:family="text">
      <style:text-properties style:use-window-font-color="true" style:font-name="Uroob" fo:font-size="83pt" fo:font-weight="bold" style:font-size-asian="18pt" style:font-size-complex="18pt"/>
    </style:style>
    <style:style style:name="T2" style:family="text">
      <style:text-properties style:use-window-font-color="true" style:font-name="Ubuntu Condensed" fo:font-size="36pt" style:font-size-asian="18pt" style:font-size-complex="18pt"/>
    </style:style>
    <style:style style:name="T3" style:family="text">
      <style:text-properties style:use-window-font-color="true" style:font-name="Ubuntu Condensed" fo:font-size="8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ontrols" svg:width="2.794cm" svg:height="4.688cm" svg:x="7.213cm" svg:y="18.918cm">
          <text:p/>
          <draw:enhanced-geometry svg:viewBox="0 0 21600 21600" draw:path-stretchpoint-x="10800" draw:path-stretchpoint-y="10800" draw:text-areas="?f3 ?f4 ?f5 ?f6" draw:type="round-rectangle" draw:modifiers="1715.63506261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controls" svg:width="2.033cm" svg:height="1.581cm" draw:transform="skewX (-0.464955712731289) rotate (-0.46460664688089) translate (5.784cm 14.44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3" draw:layer="controls" svg:width="2.057cm" svg:height="1.601cm" draw:transform="skewX (-0.464432113955691) rotate (-0.46460664688089) translate (3.921cm 14.4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controls" svg:width="3.553cm" svg:height="3.614cm" draw:transform="rotate (-1.57533418285008) translate (7.576cm 13.589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frame draw:style-name="gr5" draw:text-style-name="P5" draw:layer="layout" svg:width="1.577cm" svg:height="3.181cm" svg:x="17.129cm" svg:y="1.513cm">
            <draw:text-box>
              <text:p><text:span text:style-name="T1">n</text:span></text:p>
            </draw:text-box>
          </draw:frame>
          <draw:frame draw:style-name="gr6" draw:text-style-name="P6" draw:layer="layout" svg:width="1.006cm" svg:height="1.678cm" svg:x="18.893cm" svg:y="1.989cm">
            <draw:text-box>
              <text:p><text:span text:style-name="T2">y</text:span></text:p>
            </draw:text-box>
          </draw:frame>
          <draw:frame draw:style-name="gr7" draw:text-style-name="P7" draw:layer="layout" svg:width="1.869cm" svg:height="3.418cm" svg:x="18.054cm" svg:y="0.746cm">
            <draw:text-box>
              <text:p><text:span text:style-name="T3">P</text:span></text:p>
            </draw:text-box>
          </draw:frame>
        </draw:g>
        <draw:frame draw:style-name="gr8" draw:text-style-name="P4" draw:layer="layout" svg:width="0.889cm" svg:height="0.773cm" svg:x="17.169cm" svg:y="1.096cm">
          <draw:image xlink:href="Pictures/10000201000000D0000000D0BDE2B0612F3DB3A9.png" xlink:type="simple" xlink:show="embed" xlink:actuate="onLoad">
            <text:p/>
          </draw:image>
        </draw:frame>
        <draw:g>
          <draw:g>
            <draw:path draw:style-name="gr9" draw:text-style-name="P8" draw:layer="controls" svg:width="0.932cm" svg:height="1.392cm" svg:x="3.558cm" svg:y="20.994cm" svg:viewBox="0 0 933 1393" svg:d="M219 83c55-55 111-83 167-83h243c83 0 154 28 213 84 61 57 91 127 91 211v1098h-244v-1051c0-37-10-67-31-93-20-25-50-37-89-37h-209c-56 0-92 34-107 104-5 19-7 37-7 54v1023h-245l-1-1393h219z">
              <text:p/>
            </draw:path>
            <draw:path draw:style-name="gr9" draw:text-style-name="P9" draw:layer="controls" svg:width="0.484cm" svg:height="0.904cm" svg:x="5.184cm" svg:y="21.52cm" svg:viewBox="0 0 485 905" svg:d="M251 528c25-85 47-170 68-255 20-86 39-177 58-273h108c-13 62-27 123-41 183-15 60-31 118-46 174-16 56-31 108-47 158-16 49-30 94-44 135-16 47-31 87-46 120-15 32-31 59-48 79-18 19-37 34-57 43s-44 13-72 13c-15 0-31-2-46-6s-28-8-38-12l20-89c22 10 43 14 62 14 25 0 45-9 60-26 15-18 30-45 45-80l12-32c-16-44-32-93-49-147-16-53-32-109-48-168-15-58-30-118-45-179-14-62-27-122-39-180h115c7 40 15 83 24 131 10 47 20 95 30 142 11 47 22 93 33 138 11 44 21 83 31 117z">
              <text:p/>
            </draw:path>
            <draw:path draw:style-name="gr9" draw:text-style-name="P10" draw:layer="controls" svg:width="1.037cm" svg:height="1.974cm" svg:x="4.581cm" svg:y="20.412cm" svg:viewBox="0 0 1038 1975" svg:d="M0 48c132-32 260-48 386-48 98 0 187 12 267 35 80 24 149 60 206 110s102 115 133 194 46 174 46 285c0 112-16 209-48 289s-77 145-135 195c-59 49-129 86-210 108-82 23-173 34-273 34h-118v725h-254zM254 1027h101c64 0 122-7 174-21s95-37 131-69 63-74 82-124c19-51 28-114 28-189 0-76-9-139-28-191s-45-93-78-124-73-53-120-66c-47-14-98-20-155-20-49 0-94 3-135 8z">
              <text:p/>
            </draw:path>
          </draw:g>
          <draw:path draw:style-name="gr10" draw:text-style-name="P11" draw:layer="controls" svg:width="0.888cm" svg:height="0.772cm" svg:x="3.59cm" svg:y="20.11cm" svg:viewBox="0 0 889 773" svg:d="M0 773c0-258 0-515 0-773 296 0 593 0 889 0 0 258 0 515 0 773-296 0-593 0-889 0z">
            <text:p/>
          </draw:path>
        </draw:g>
        <draw:g>
          <draw:custom-shape draw:style-name="gr2" draw:text-style-name="P2" draw:layer="controls" svg:width="2.033cm" svg:height="1.581cm" draw:transform="skewX (-0.464955712731289) rotate (-0.46460664688089) translate (10.252cm 7.01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3" draw:layer="controls" svg:width="2.057cm" svg:height="1.601cm" draw:transform="skewX (-0.464432113955691) rotate (-0.46460664688089) translate (8.389cm 7.0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controls" svg:width="3.937cm" svg:height="3.936cm" draw:transform="rotate (-1.57533418285008) translate (12.207cm 5.971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4" draw:layer="controls" svg:width="3.553cm" svg:height="3.614cm" draw:transform="rotate (-1.57533418285008) translate (12.044cm 6.155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2" draw:text-style-name="P2" draw:layer="controls" svg:width="2.033cm" svg:height="1.581cm" draw:transform="skewX (-0.464955712731289) rotate (-0.46460664688089) translate (10.252cm 7.012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3" draw:layer="controls" svg:width="2.057cm" svg:height="1.601cm" draw:transform="skewX (-0.464432113955691) rotate (-0.46460664688089) translate (8.389cm 7.0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controls" svg:width="3.553cm" svg:height="3.614cm" draw:transform="rotate (-1.57533418285008) translate (12.044cm 6.15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g>
            <draw:path draw:style-name="gr9" draw:text-style-name="P8" draw:layer="controls" svg:width="0.932cm" svg:height="1.387cm" svg:x="12.556cm" svg:y="15.296cm" svg:viewBox="0 0 933 1388" svg:d="M219 83c55-55 111-83 167-83h243c83 0 154 28 213 84 61 56 91 126 91 209v1095h-244v-1048c0-36-10-66-31-91-20-26-50-38-89-38h-209c-56 0-92 34-107 104-5 19-7 37-7 54v1019h-245l-1-1388h219z">
              <text:p/>
            </draw:path>
            <draw:path draw:style-name="gr9" draw:text-style-name="P9" draw:layer="controls" svg:width="0.484cm" svg:height="0.901cm" svg:x="14.182cm" svg:y="15.82cm" svg:viewBox="0 0 485 902" svg:d="M251 526c25-84 47-169 68-254 20-85 39-176 58-272h108c-13 62-27 122-41 182-15 60-31 118-46 173-16 56-31 109-47 158s-30 94-44 135c-16 47-31 87-46 119-15 33-31 59-48 79-18 19-37 34-57 43-20 8-44 13-72 13-15 0-31-2-46-6s-28-8-38-12l20-88c22 9 43 13 62 14 25-1 45-9 60-27s30-44 45-80l12-31c-16-44-32-93-49-146-16-54-32-110-48-168-15-58-30-118-45-179-14-61-27-121-39-179h115c7 40 15 83 24 130 10 48 20 95 30 142 11 47 22 93 33 137 11 45 21 84 31 117z">
              <text:p/>
            </draw:path>
            <draw:path draw:style-name="gr9" draw:text-style-name="P10" draw:layer="controls" svg:width="1.037cm" svg:height="1.967cm" svg:x="13.579cm" svg:y="14.716cm" svg:viewBox="0 0 1038 1968" svg:d="M0 48c132-32 260-48 386-48 98 0 187 12 267 35 80 24 149 60 206 110s102 114 133 192c31 79 46 174 46 284 0 113-16 209-48 289-32 79-77 144-135 194-59 49-129 85-210 108-82 22-173 34-273 34h-118v722h-254zM254 1024h101c64 0 122-8 174-22s95-37 131-68c36-32 63-74 82-124 19-51 28-114 28-189s-9-138-28-189c-19-52-45-93-78-124s-73-53-120-66-98-20-155-20c-49 0-94 3-135 9z">
              <text:p/>
            </draw:path>
          </draw:g>
          <draw:path draw:style-name="gr10" draw:text-style-name="P11" draw:layer="controls" svg:width="0.888cm" svg:height="0.772cm" svg:x="12.588cm" svg:y="14.407cm" svg:viewBox="0 0 889 773" svg:d="M0 773c0-258 0-515 0-773 296 0 593 0 889 0 0 258 0 515 0 773-296 0-593 0-889 0z">
            <text:p/>
          </draw:path>
        </draw:g>
        <draw:g>
          <draw:g>
            <draw:path draw:style-name="gr9" draw:text-style-name="P8" draw:layer="controls" svg:width="0.932cm" svg:height="1.392cm" svg:x="4.801cm" svg:y="15.03cm" svg:viewBox="0 0 933 1393" svg:d="M219 83c55-55 111-83 167-83h243c83 0 154 28 213 84 61 57 91 127 91 211v1098h-244v-1051c0-37-10-67-31-93-20-25-50-37-89-37h-209c-56 0-92 34-107 104-5 19-7 37-7 54v1023h-245l-1-1393h219z">
              <text:p/>
            </draw:path>
            <draw:path draw:style-name="gr9" draw:text-style-name="P9" draw:layer="controls" svg:width="0.484cm" svg:height="0.904cm" svg:x="6.427cm" svg:y="15.556cm" svg:viewBox="0 0 485 905" svg:d="M251 528c25-85 47-170 68-255 20-86 39-177 58-273h108c-13 62-27 123-41 183-15 60-31 118-46 174-16 56-31 108-47 158-16 49-30 94-44 135-16 47-31 87-46 120-15 32-31 59-48 79-18 19-37 34-57 43s-44 13-72 13c-15 0-31-2-46-6s-28-8-38-12l20-89c22 10 43 14 62 14 25 0 45-9 60-26 15-18 30-45 45-80l12-32c-16-44-32-93-49-147-16-53-32-109-48-168-15-58-30-118-45-179-14-62-27-122-39-180h115c7 40 15 83 24 131 10 47 20 95 30 142 11 47 22 93 33 138 11 44 21 83 31 117z">
              <text:p/>
            </draw:path>
            <draw:path draw:style-name="gr9" draw:text-style-name="P10" draw:layer="controls" svg:width="1.037cm" svg:height="1.974cm" svg:x="5.824cm" svg:y="14.448cm" svg:viewBox="0 0 1038 1975" svg:d="M0 48c132-32 260-48 386-48 98 0 187 12 267 35 80 24 149 60 206 110s102 115 133 194 46 174 46 285c0 112-16 209-48 289s-77 145-135 195c-59 49-129 86-210 108-82 23-173 34-273 34h-118v725h-254zM254 1027h101c64 0 122-7 174-21s95-37 131-69 63-74 82-124c19-51 28-114 28-189 0-76-9-139-28-191s-45-93-78-124-73-53-120-66c-47-14-98-20-155-20-49 0-94 3-135 8z">
              <text:p/>
            </draw:path>
          </draw:g>
          <draw:path draw:style-name="gr10" draw:text-style-name="P11" draw:layer="controls" svg:width="0.888cm" svg:height="0.772cm" svg:x="4.833cm" svg:y="14.146cm" svg:viewBox="0 0 889 773" svg:d="M0 773c0-258 0-515 0-773 296 0 593 0 889 0 0 258 0 515 0 773-296 0-593 0-889 0z">
            <text:p/>
          </draw:path>
        </draw:g>
        <draw:g>
          <draw:g>
            <draw:path draw:style-name="gr9" draw:text-style-name="P8" draw:layer="controls" svg:width="0.645cm" svg:height="0.744cm" draw:transform="skewX (0.441917366604964) rotate (0.442091899530164) translate (10.5197654542024cm 8.52700132195737cm)" svg:viewBox="0 0 646 745" svg:d="M151 44c39-29 77-44 116-44h168c57 0 107 15 147 45 43 30 64 68 64 113v587h-170l1-562c0-20-8-36-22-49-14-14-34-21-61-21h-145c-39 0-63 19-74 56-3 10-5 20-5 29v547h-169l-1-745h151z">
              <text:p/>
            </draw:path>
            <draw:path draw:style-name="gr9" draw:text-style-name="P9" draw:layer="controls" svg:width="0.335cm" svg:height="0.483cm" draw:transform="skewX (0.443662695856959) rotate (0.443662695856959) translate (11.5369974251225cm 8.35666970581773cm)" svg:viewBox="0 0 336 484" svg:d="M174 283c17-46 32-91 47-137 14-45 27-94 40-146h75c-9 33-19 66-29 98s-21 63-32 93c-10 30-21 58-32 85-11 26-21 50-30 72-12 25-22 47-32 64-11 17-22 31-34 42s-25 18-39 23-31 7-50 7c-11 0-21-1-32-3-10-2-19-4-26-6l14-48c15 5 30 8 43 8 17 0 31-5 41-15 11-9 21-23 31-42l9-17c-11-24-22-50-34-79-11-29-22-59-33-90s-21-63-31-96-19-65-28-96h80c5 21 11 45 17 70s13 51 21 76c7 26 14 50 22 74s15 45 22 63z">
              <text:p/>
            </draw:path>
            <draw:path draw:style-name="gr9" draw:text-style-name="P10" draw:layer="controls" svg:width="0.718cm" svg:height="1.056cm" draw:transform="skewX (0.442964564156161) rotate (0.441917366604964) translate (11.1597510423731cm 7.87904546343986cm)" svg:viewBox="0 0 719 1057" svg:d="M0 26c91-17 180-26 267-26 68 0 129 6 185 19 55 12 103 32 142 59 40 26 71 61 92 103 22 42 33 93 33 153s-11 112-33 155c-22 42-54 77-94 104-40 26-89 46-145 58-57 12-120 18-189 18h-82l1 388h-176zM176 550h71c44 0 84-4 120-12 35-7 66-19 90-37 25-17 44-39 57-66s19-61 19-101c0-41-6-75-19-102-14-28-31-50-54-67-23-16-51-28-83-35-33-7-69-11-108-11-33 0-65 2-93 5z">
              <text:p/>
            </draw:path>
          </draw:g>
          <draw:path draw:style-name="gr10" draw:text-style-name="P11" draw:layer="controls" svg:width="0.615cm" svg:height="0.413cm" draw:transform="skewX (0.445058959258554) rotate (0.44331363000656) translate (10.5400114403844cm 7.99372166428405cm)" svg:viewBox="0 0 616 414" svg:d="M1 414c0-138-1-276-1-414 205 0 410 0 615 1 1 138 1 275 1 413-205 0-410 0-615 0z">
            <text:p/>
          </draw:path>
        </draw:g>
        <draw:g>
          <draw:custom-shape draw:style-name="gr2" draw:text-style-name="P2" draw:layer="controls" svg:width="2.034cm" svg:height="1.582cm" draw:transform="skewX (-0.465653844432087) rotate (-2.04290788945936) translate (6.391cm 6.09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3" draw:layer="controls" svg:width="2.057cm" svg:height="1.601cm" draw:transform="skewX (-0.464432113955691) rotate (1.11369459569758) translate (3.727cm 9.7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controls" svg:width="3.937cm" svg:height="3.936cm" draw:transform="rotate (0.00296705972839036) translate (2.657cm 5.965cm)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4" draw:layer="controls" svg:width="3.553cm" svg:height="3.614cm" draw:transform="rotate (0.00296705972839036) translate (2.842cm 6.126cm)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g>
            <draw:path draw:style-name="gr9" draw:text-style-name="P8" draw:layer="controls" svg:width="0.932cm" svg:height="1.392cm" svg:x="3.718cm" svg:y="7.567cm" svg:viewBox="0 0 933 1393" svg:d="M219 83c55-55 111-83 167-83h243c83 0 154 28 213 84 61 57 91 127 91 211v1098h-244v-1051c0-37-10-67-31-93-20-25-50-37-89-37h-209c-56 0-92 34-107 104-5 19-7 37-7 54v1023h-245l-1-1393h219z">
              <text:p/>
            </draw:path>
            <draw:path draw:style-name="gr9" draw:text-style-name="P9" draw:layer="controls" svg:width="0.484cm" svg:height="0.904cm" svg:x="5.344cm" svg:y="8.093cm" svg:viewBox="0 0 485 905" svg:d="M251 528c25-85 47-170 68-255 20-86 39-177 58-273h108c-13 62-27 123-41 183-15 60-31 118-46 174-16 56-31 108-47 158-16 49-30 94-44 135-16 47-31 87-46 120-15 32-31 59-48 79-18 19-37 34-57 43s-44 13-72 13c-15 0-31-2-46-6s-28-8-38-12l20-89c22 10 43 14 62 14 25 0 45-9 60-26 15-18 30-45 45-80l12-32c-16-44-32-93-49-147-16-53-32-109-48-168-15-58-30-118-45-179-14-62-27-122-39-180h115c7 40 15 83 24 131 10 47 20 95 30 142 11 47 22 93 33 138 11 44 21 83 31 117z">
              <text:p/>
            </draw:path>
            <draw:path draw:style-name="gr9" draw:text-style-name="P10" draw:layer="controls" svg:width="1.037cm" svg:height="1.974cm" svg:x="4.741cm" svg:y="6.985cm" svg:viewBox="0 0 1038 1975" svg:d="M0 48c132-32 260-48 386-48 98 0 187 12 267 35 80 24 149 60 206 110s102 115 133 194 46 174 46 285c0 112-16 209-48 289s-77 145-135 195c-59 49-129 86-210 108-82 23-173 34-273 34h-118v725h-254zM254 1027h101c64 0 122-7 174-21s95-37 131-69 63-74 82-124c19-51 28-114 28-189 0-76-9-139-28-191s-45-93-78-124-73-53-120-66c-47-14-98-20-155-20-49 0-94 3-135 8z">
              <text:p/>
            </draw:path>
          </draw:g>
          <draw:path draw:style-name="gr10" draw:text-style-name="P11" draw:layer="controls" svg:width="0.888cm" svg:height="0.772cm" svg:x="3.75cm" svg:y="6.683cm" svg:viewBox="0 0 889 773" svg:d="M0 773c0-258 0-515 0-773 296 0 593 0 889 0 0 258 0 515 0 773-296 0-593 0-889 0z">
            <text:p/>
          </draw:path>
        </draw:g>
        <draw:custom-shape draw:style-name="gr12" draw:text-style-name="P4" draw:layer="controls" svg:width="4.49cm" svg:height="4.318cm" svg:x="13.755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controls" svg:width="0.762cm" svg:height="0.762cm" svg:x="13.67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controls" svg:width="4.826cm" svg:height="4.246cm" svg:x="13.319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path draw:style-name="gr9" draw:text-style-name="P8" draw:layer="controls" svg:width="0.932cm" svg:height="1.392cm" svg:x="15.626cm" svg:y="7.316cm" svg:viewBox="0 0 933 1393" svg:d="M219 83c55-55 111-83 167-83h243c83 0 154 28 213 84 61 57 91 127 91 211v1098h-244v-1051c0-37-10-67-31-93-20-25-50-37-89-37h-209c-56 0-92 34-107 104-5 19-7 37-7 54v1023h-245l-1-1393h219z">
              <text:p/>
            </draw:path>
            <draw:path draw:style-name="gr9" draw:text-style-name="P9" draw:layer="controls" svg:width="0.484cm" svg:height="0.904cm" svg:x="17.252cm" svg:y="7.842cm" svg:viewBox="0 0 485 905" svg:d="M251 528c25-85 47-170 68-255 20-86 39-177 58-273h108c-13 62-27 123-41 183-15 60-31 118-46 174-16 56-31 108-47 158-16 49-30 94-44 135-16 47-31 87-46 120-15 32-31 59-48 79-18 19-37 34-57 43s-44 13-72 13c-15 0-31-2-46-6s-28-8-38-12l20-89c22 10 43 14 62 14 25 0 45-9 60-26 15-18 30-45 45-80l12-32c-16-44-32-93-49-147-16-53-32-109-48-168-15-58-30-118-45-179-14-62-27-122-39-180h115c7 40 15 83 24 131 10 47 20 95 30 142 11 47 22 93 33 138 11 44 21 83 31 117z">
              <text:p/>
            </draw:path>
            <draw:path draw:style-name="gr9" draw:text-style-name="P10" draw:layer="controls" svg:width="1.037cm" svg:height="1.974cm" svg:x="16.649cm" svg:y="6.734cm" svg:viewBox="0 0 1038 1975" svg:d="M0 48c132-32 260-48 386-48 98 0 187 12 267 35 80 24 149 60 206 110s102 115 133 194 46 174 46 285c0 112-16 209-48 289s-77 145-135 195c-59 49-129 86-210 108-82 23-173 34-273 34h-118v725h-254zM254 1027h101c64 0 122-7 174-21s95-37 131-69 63-74 82-124c19-51 28-114 28-189 0-76-9-139-28-191s-45-93-78-124-73-53-120-66c-47-14-98-20-155-20-49 0-94 3-135 8z">
              <text:p/>
            </draw:path>
          </draw:g>
          <draw:path draw:style-name="gr10" draw:text-style-name="P11" draw:layer="controls" svg:width="0.888cm" svg:height="0.772cm" svg:x="15.658cm" svg:y="6.432cm" svg:viewBox="0 0 889 773" svg:d="M0 773c0-258 0-515 0-773 296 0 593 0 889 0 0 258 0 515 0 773-296 0-593 0-889 0z">
            <text:p/>
          </draw:path>
        </draw:g>
        <draw:g>
          <draw:path draw:style-name="gr9" draw:text-style-name="P12" draw:layer="controls" svg:width="0.258cm" svg:height="0.318cm" svg:x="3.537cm" svg:y="19.166cm" svg:viewBox="0 0 259 319" svg:d="M207 319l-171-272 1 22 1 38v212h-38v-319h50l173 274c-2-30-3-51-3-64v-210h39v319z">
            <text:p/>
          </draw:path>
          <draw:path draw:style-name="gr9" draw:text-style-name="P12" draw:layer="controls" svg:width="0.262cm" svg:height="0.323cm" svg:x="3.869cm" svg:y="19.166cm" svg:viewBox="0 0 263 324" svg:d="M130 324c-26 0-49-5-69-14-19-10-34-24-45-42s-16-40-16-65v-203h43v200c0 29 8 51 22 66 15 15 37 23 65 23s50-8 66-24c16-15 24-38 24-68v-197h43v199c0 26-5 48-16 67s-27 33-47 43-43 15-70 15z">
            <text:p/>
          </draw:path>
          <draw:path draw:style-name="gr9" draw:text-style-name="P12" draw:layer="controls" svg:width="0.293cm" svg:height="0.328cm" svg:x="4.19cm" svg:y="19.161cm" svg:viewBox="0 0 294 329" svg:d="M156 35c-36 0-63 12-83 34-19 23-29 54-29 94 0 39 10 71 31 94 20 24 48 36 83 36 44 0 78-22 100-66l36 17c-13 28-32 49-56 63-23 14-51 22-82 22-33 0-60-7-84-20-23-14-41-33-54-58-12-25-18-54-18-88 0-51 14-91 41-120 28-29 66-43 114-43 34 0 63 7 85 20 23 13 40 33 51 59l-41 14c-8-19-20-33-36-43s-36-15-58-15z">
            <text:p/>
          </draw:path>
          <draw:path draw:style-name="gr9" draw:text-style-name="P12" draw:layer="controls" svg:width="0.203cm" svg:height="0.318cm" svg:x="4.539cm" svg:y="19.166cm" svg:viewBox="0 0 204 319" svg:d="M0 319c0-106 0-213 0-319 14 0 29 0 43 0 0 95 0 189 0 284 54 0 108 0 161 0 0 12 0 24 0 35-68 0-136 0-204 0z">
            <text:p/>
          </draw:path>
          <draw:path draw:style-name="gr9" draw:text-style-name="P12" draw:layer="controls" svg:width="0.25cm" svg:height="0.318cm" svg:x="4.795cm" svg:y="19.166cm" svg:viewBox="0 0 251 319" svg:d="M0 319c0-106 0-213 0-319 81 0 161 0 242 0 0 12 0 24 0 35-66 0-132 0-199 0 0 34 0 69 0 103 62 0 124 0 185 0 0 11 0 23 0 35-61 0-123 0-185 0 0 37 0 74 0 111 70 0 139 0 208 0 0 12 0 24 0 35-83 0-167 0-251 0z">
            <text:p/>
          </draw:path>
          <draw:path draw:style-name="gr9" draw:text-style-name="P12" draw:layer="controls" svg:width="0.306cm" svg:height="0.318cm" svg:x="5.067cm" svg:y="19.166cm" svg:viewBox="0 0 307 319" svg:d="M263 319l-36-93h-145l-37 93h-45l130-319h49l128 319zM154 33l-2 6c-4 13-9 29-17 48l-40 105h119l-41-105c-4-11-8-22-13-35z">
            <text:p/>
          </draw:path>
          <draw:path draw:style-name="gr9" draw:text-style-name="P12" draw:layer="controls" svg:width="0.274cm" svg:height="0.318cm" svg:x="5.414cm" svg:y="19.166cm" svg:viewBox="0 0 275 319" svg:d="M225 319l-82-132h-100v132h-43v-319h150c36 0 64 8 83 24 20 16 30 39 30 67 0 24-7 44-21 60s-33 26-57 31l90 137zM219 92c0-19-6-33-19-43-12-9-31-14-54-14h-103v117h105c22 0 40-5 52-16 13-10 19-25 19-44z">
            <text:p/>
          </draw:path>
        </draw:g>
        <draw:g>
          <draw:path draw:style-name="gr9" draw:text-style-name="P12" draw:layer="controls" svg:width="0.285cm" svg:height="0.318cm" svg:x="3.537cm" svg:y="19.67cm" svg:viewBox="0 0 286 319" svg:d="M286 96c0 30-12 54-34 72-23 18-54 27-93 27h-109v124h-50v-319h156c41 0 73 8 96 25s34 41 34 71zM236 97c0-42-29-62-87-62h-99v126h102c56 0 84-22 84-64z">
            <text:p/>
          </draw:path>
          <draw:path draw:style-name="gr9" draw:text-style-name="P12" draw:layer="controls" svg:width="0.334cm" svg:height="0.318cm" svg:x="3.863cm" svg:y="19.669cm" svg:viewBox="0 0 335 319" svg:d="M192 187c0 44 0 88 0 132-17 0-33 0-50 0 0-44 0-88 0-132-47-62-95-125-142-187 18 0 37 0 55 0 38 51 75 101 113 152 37-51 74-101 112-152 18 0 36 0 55 0-48 62-95 125-143 187z">
            <text:p/>
          </draw:path>
          <draw:path draw:style-name="gr9" draw:text-style-name="P12" draw:layer="controls" svg:width="0.303cm" svg:height="0.318cm" svg:x="4.222cm" svg:y="19.669cm" svg:viewBox="0 0 304 319" svg:d="M177 35c0 95 0 190 0 284-17 0-33 0-50 0 0-94 0-189 0-284-42 0-85 0-127 0 0-11 0-23 0-35 101 0 202 0 304 0 0 12 0 24 0 35-43 0-85 0-127 0z">
            <text:p/>
          </draw:path>
          <draw:path draw:style-name="gr9" draw:text-style-name="P12" draw:layer="controls" svg:width="0.299cm" svg:height="0.318cm" svg:x="4.583cm" svg:y="19.669cm" svg:viewBox="0 0 300 319" svg:d="M250 319c0-49 0-98 0-148-67 0-133 0-200 0 0 50 0 99 0 148-17 0-33 0-50 0 0-106 0-213 0-319 17 0 33 0 50 0 0 45 0 90 0 135 67 0 133 0 200 0 0-45 0-90 0-135 17 0 33 0 50 0 0 106 0 213 0 319-17 0-33 0-50 0z">
            <text:p/>
          </draw:path>
          <draw:path draw:style-name="gr9" draw:text-style-name="P12" draw:layer="controls" svg:width="0.366cm" svg:height="0.328cm" svg:x="4.951cm" svg:y="19.664cm" svg:viewBox="0 0 367 329" svg:d="M367 163c0 33-8 63-23 88-14 25-35 44-63 57-28 14-60 21-98 21s-71-7-98-20c-28-14-49-33-63-58-15-25-22-55-22-88 0-51 16-91 49-120 32-29 77-43 135-43 37 0 70 6 97 19 28 13 49 32 64 57 14 24 22 53 22 87zM316 163c0-40-12-71-35-94-23-22-55-34-97-34-43 0-75 12-99 34-23 22-34 54-34 94s12 72 35 95c23 24 56 35 97 35 43 0 75-11 98-34 23-22 35-55 35-96z">
            <text:p/>
          </draw:path>
          <draw:path draw:style-name="gr9" draw:text-style-name="P12" draw:layer="controls" svg:width="0.299cm" svg:height="0.318cm" svg:x="5.389cm" svg:y="19.669cm" svg:viewBox="0 0 300 319" svg:d="M240 319l-198-272 1 22 2 38v212h-45v-319h58l200 274c-2-30-3-51-3-64v-210h45v319z">
            <text:p/>
          </draw:path>
        </draw:g>
        <draw:g>
          <draw:path draw:style-name="gr9" draw:text-style-name="P12" draw:layer="controls" svg:width="0.246cm" svg:height="0.328cm" svg:x="3.537cm" svg:y="22.559cm" svg:viewBox="0 0 247 329" svg:d="M0 163c0-52 11-92 34-120 23-29 54-43 95-43 29 0 53 6 71 18 17 12 31 31 41 57l-34 12c-7-18-17-31-30-39s-29-13-49-13c-30 0-53 12-68 34-16 22-24 53-24 94 0 40 8 72 25 95 17 24 40 35 70 35 17 0 33-3 48-9 14-6 26-15 35-26v-57h-77v-37h110v110c-14 18-31 31-51 40-20 10-42 15-65 15-27 0-51-7-70-20-20-14-35-33-45-58-11-25-16-54-16-88z">
            <text:p/>
          </draw:path>
          <draw:path draw:style-name="gr9" draw:text-style-name="P12" draw:layer="controls" svg:width="0.223cm" svg:height="0.318cm" svg:x="3.844cm" svg:y="22.564cm" svg:viewBox="0 0 224 319" svg:d="M184 319l-68-132h-81v132h-35v-319h122c30 0 52 8 68 24s24 39 24 67c0 24-6 44-17 60s-27 26-46 31l73 137zM179 92c0-19-5-33-16-43-10-9-25-14-44-14h-84v117h85c19 0 33-5 43-16 11-10 16-25 16-44z">
            <text:p/>
          </draw:path>
          <draw:path draw:style-name="gr9" draw:text-style-name="P12" draw:layer="controls" svg:width="0.25cm" svg:height="0.318cm" svg:x="4.086cm" svg:y="22.564cm" svg:viewBox="0 0 251 319" svg:d="M215 319l-30-93h-119l-29 93h-37l106-319h40l105 319zM126 33l-2 6c-3 13-8 29-14 48l-33 105h97l-33-105c-3-11-7-22-10-35z">
            <text:p/>
          </draw:path>
          <draw:path draw:style-name="gr9" draw:text-style-name="P12" draw:layer="controls" svg:width="0.2cm" svg:height="0.318cm" svg:x="4.368cm" svg:y="22.564cm" svg:viewBox="0 0 201 319" svg:d="M201 96c0 30-8 54-24 72s-38 27-65 27h-77v124h-35v-319h109c30 0 52 8 68 25s24 41 24 71zM166 97c0-42-20-62-61-62h-70v126h72c39 0 59-22 59-64z">
            <text:p/>
          </draw:path>
          <draw:path draw:style-name="gr9" draw:text-style-name="P12" draw:layer="controls" svg:width="0.21cm" svg:height="0.318cm" svg:x="4.62cm" svg:y="22.564cm" svg:viewBox="0 0 211 319" svg:d="M176 319c0-49 0-98 0-148-47 0-94 0-141 0 0 50 0 99 0 148-11 0-23 0-35 0 0-106 0-213 0-319 12 0 24 0 35 0 0 45 0 90 0 135 47 0 94 0 141 0 0-45 0-90 0-135 12 0 23 0 35 0 0 106 0 213 0 319-12 0-23 0-35 0z">
            <text:p/>
          </draw:path>
          <draw:path draw:style-name="gr9" draw:text-style-name="P12" draw:layer="controls" svg:width="0.034cm" svg:height="0.318cm" svg:x="4.896cm" svg:y="22.564cm" svg:viewBox="0 0 35 319" svg:d="M0 319c0-106 0-213 0-319 12 0 24 0 35 0 0 106 0 213 0 319-11 0-23 0-35 0z">
            <text:p/>
          </draw:path>
          <draw:path draw:style-name="gr9" draw:text-style-name="P12" draw:layer="controls" svg:width="0.238cm" svg:height="0.328cm" svg:x="4.986cm" svg:y="22.559cm" svg:viewBox="0 0 239 329" svg:d="M127 35c-29 0-51 12-67 34-16 23-24 54-24 94 0 39 8 71 25 94 16 24 39 36 67 36 37 0 64-22 83-66l28 17c-10 28-25 49-45 63-19 14-42 22-67 22-26 0-49-7-68-20-19-14-34-33-44-58s-15-54-15-88c0-51 11-91 34-120 22-29 53-43 93-43 27 0 50 7 69 20s32 33 41 59l-33 14c-6-19-16-33-29-43-14-10-30-15-48-15z">
            <text:p/>
          </draw:path>
          <draw:path draw:style-name="gr9" draw:text-style-name="P12" draw:layer="controls" svg:width="0.25cm" svg:height="0.318cm" svg:x="5.24cm" svg:y="22.564cm" svg:viewBox="0 0 251 319" svg:d="M215 319l-30-93h-119l-29 93h-37l106-319h40l105 319zM126 33l-2 6c-3 13-8 29-14 48l-33 105h97l-33-105c-3-11-7-22-10-35z">
            <text:p/>
          </draw:path>
          <draw:path draw:style-name="gr9" draw:text-style-name="P12" draw:layer="controls" svg:width="0.166cm" svg:height="0.318cm" svg:x="5.522cm" svg:y="22.564cm" svg:viewBox="0 0 167 319" svg:d="M0 319c0-106 0-213 0-319 12 0 24 0 35 0 0 95 0 189 0 284 44 0 88 0 132 0 0 12 0 24 0 35-56 0-111 0-167 0z">
            <text:p/>
          </draw:path>
        </draw:g>
        <draw:g>
          <draw:path draw:style-name="gr9" draw:text-style-name="P12" draw:layer="controls" svg:width="0.036cm" svg:height="0.318cm" svg:x="3.537cm" svg:y="23.067cm" svg:viewBox="0 0 37 319" svg:d="M0 319c0-106 0-213 0-319 12 0 24 0 37 0 0 106 0 213 0 319-13 0-25 0-37 0z">
            <text:p/>
          </draw:path>
          <draw:path draw:style-name="gr9" draw:text-style-name="P12" draw:layer="controls" svg:width="0.219cm" svg:height="0.318cm" svg:x="3.643cm" svg:y="23.067cm" svg:viewBox="0 0 220 319" svg:d="M176 319l-145-272 1 22 1 38v212h-33v-319h43l146 274c-2-30-2-51-2-64v-210h33v319z">
            <text:p/>
          </draw:path>
          <draw:path draw:style-name="gr9" draw:text-style-name="P12" draw:layer="controls" svg:width="0.221cm" svg:height="0.318cm" svg:x="3.903cm" svg:y="23.067cm" svg:viewBox="0 0 222 319" svg:d="M129 35c0 95 0 190 0 284-12 0-24 0-36 0 0-94 0-189 0-284-31 0-62 0-93 0 0-11 0-23 0-35 74 0 148 0 222 0 0 12 0 24 0 35-31 0-62 0-93 0z">
            <text:p/>
          </draw:path>
          <draw:path draw:style-name="gr9" draw:text-style-name="P12" draw:layer="controls" svg:width="0.212cm" svg:height="0.318cm" svg:x="4.167cm" svg:y="23.067cm" svg:viewBox="0 0 213 319" svg:d="M0 319c0-106 0-213 0-319 68 0 137 0 205 0 0 12 0 24 0 35-56 0-112 0-168 0 0 34 0 69 0 103 52 0 104 0 157 0 0 11 0 23 0 35-53 0-105 0-157 0 0 37 0 74 0 111 59 0 117 0 176 0 0 12 0 24 0 35-71 0-142 0-213 0z">
            <text:p/>
          </draw:path>
          <draw:path draw:style-name="gr9" draw:text-style-name="P12" draw:layer="controls" svg:width="0.233cm" svg:height="0.318cm" svg:x="4.43cm" svg:y="23.067cm" svg:viewBox="0 0 234 319" svg:d="M191 319l-70-132h-84v132h-37v-319h127c31 0 54 8 71 24 16 16 25 39 25 67 0 24-6 44-18 60s-28 26-48 31l77 137zM186 92c0-19-5-33-16-43-11-9-26-14-46-14h-87v117h88c20 0 35-5 45-16 11-10 16-25 16-44z">
            <text:p/>
          </draw:path>
          <draw:path draw:style-name="gr9" draw:text-style-name="P12" draw:layer="controls" svg:width="0.191cm" svg:height="0.318cm" svg:x="4.713cm" svg:y="23.068cm" svg:viewBox="0 0 192 319" svg:d="M37 35c0 40 0 79 0 119 50 0 100 0 151 0 0 12 0 24 0 36-51 0-101 0-151 0 0 43 0 86 0 129-13 0-25 0-37 0 0-106 0-213 0-319 64 0 128 0 192 0 0 12 0 24 0 35-52 0-103 0-155 0z">
            <text:p/>
          </draw:path>
          <draw:path draw:style-name="gr9" draw:text-style-name="P12" draw:layer="controls" svg:width="0.26cm" svg:height="0.318cm" svg:x="4.899cm" svg:y="23.067cm" svg:viewBox="0 0 261 319" svg:d="M223 319l-31-93h-123l-31 93h-38l110-319h42l109 319zM131 33l-2 6c-3 13-8 29-14 48l-35 105h102l-35-105c-4-11-7-22-11-35z">
            <text:p/>
          </draw:path>
          <draw:path draw:style-name="gr9" draw:text-style-name="P12" draw:layer="controls" svg:width="0.248cm" svg:height="0.328cm" svg:x="5.181cm" svg:y="23.062cm" svg:viewBox="0 0 249 329" svg:d="M132 35c-30 0-53 12-70 34-16 23-25 54-25 94 0 39 9 71 26 94 18 24 41 36 71 36 38 0 66-22 85-66l30 17c-11 28-27 49-47 63s-43 22-70 22-51-7-71-20c-20-14-35-33-45-58-11-25-16-54-16-88 0-51 12-91 35-120s56-43 97-43c29 0 53 7 72 20s34 33 43 59l-35 14c-6-19-17-33-30-43-14-10-31-15-50-15z">
            <text:p/>
          </draw:path>
          <draw:path draw:style-name="gr9" draw:text-style-name="P12" draw:layer="controls" svg:width="0.212cm" svg:height="0.318cm" svg:x="5.476cm" svg:y="23.067cm" svg:viewBox="0 0 213 319" svg:d="M0 319c0-106 0-213 0-319 68 0 137 0 205 0 0 12 0 24 0 35-56 0-112 0-168 0 0 34 0 69 0 103 52 0 104 0 157 0 0 11 0 23 0 35-53 0-105 0-157 0 0 37 0 74 0 111 59 0 117 0 176 0 0 12 0 24 0 35-71 0-142 0-213 0z">
            <text:p/>
          </draw:path>
        </draw:g>
        <draw:g>
          <draw:custom-shape draw:style-name="gr15" draw:text-style-name="P2" draw:layer="controls" svg:width="1.939cm" svg:height="1.581cm" draw:transform="skewX (0.46495571273129) rotate (-2.6787313359609) translate (12.347cm 27.2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controls" svg:width="2.057cm" svg:height="1.601cm" draw:transform="skewX (-0.464432113955691) rotate (-0.46460664688089) translate (8.739cm 25.4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controls" svg:width="3.937cm" svg:height="3.936cm" draw:transform="rotate (-1.57533418285008) translate (12.557cm 24.386cm)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4" draw:layer="controls" svg:width="3.553cm" svg:height="3.614cm" draw:transform="rotate (-1.57533418285008) translate (12.394cm 24.57cm)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g>
            <draw:path draw:style-name="gr9" draw:text-style-name="P8" draw:layer="controls" svg:width="0.932cm" svg:height="1.387cm" svg:x="13.36cm" svg:y="21.076cm" svg:viewBox="0 0 933 1388" svg:d="M219 83c55-55 111-83 167-83h243c83 0 154 28 213 84 61 56 91 126 91 209v1095h-244v-1048c0-36-10-66-31-91-20-26-50-38-89-38h-209c-56 0-92 34-107 104-5 19-7 37-7 54v1019h-245l-1-1388h219z">
              <text:p/>
            </draw:path>
            <draw:path draw:style-name="gr9" draw:text-style-name="P9" draw:layer="controls" svg:width="0.484cm" svg:height="0.901cm" svg:x="14.986cm" svg:y="21.6cm" svg:viewBox="0 0 485 902" svg:d="M251 526c25-84 47-169 68-254 20-85 39-176 58-272h108c-13 62-27 122-41 182-15 60-31 118-46 173-16 56-31 109-47 158s-30 94-44 135c-16 47-31 87-46 119-15 33-31 59-48 79-18 19-37 34-57 43-20 8-44 13-72 13-15 0-31-2-46-6s-28-8-38-12l20-88c22 9 43 13 62 14 25-1 45-9 60-27s30-44 45-80l12-31c-16-44-32-93-49-146-16-54-32-110-48-168-15-58-30-118-45-179-14-61-27-121-39-179h115c7 40 15 83 24 130 10 48 20 95 30 142 11 47 22 93 33 137 11 45 21 84 31 117z">
              <text:p/>
            </draw:path>
            <draw:path draw:style-name="gr9" draw:text-style-name="P10" draw:layer="controls" svg:width="1.037cm" svg:height="1.967cm" svg:x="14.383cm" svg:y="20.496cm" svg:viewBox="0 0 1038 1968" svg:d="M0 48c132-32 260-48 386-48 98 0 187 12 267 35 80 24 149 60 206 110s102 114 133 192c31 79 46 174 46 284 0 113-16 209-48 289-32 79-77 144-135 194-59 49-129 85-210 108-82 22-173 34-273 34h-118v722h-254zM254 1024h101c64 0 122-8 174-22s95-37 131-68c36-32 63-74 82-124 19-51 28-114 28-189s-9-138-28-189c-19-52-45-93-78-124s-73-53-120-66-98-20-155-20c-49 0-94 3-135 9z">
              <text:p/>
            </draw:path>
          </draw:g>
          <draw:path draw:style-name="gr10" draw:text-style-name="P11" draw:layer="controls" svg:width="0.888cm" svg:height="0.772cm" svg:x="13.392cm" svg:y="20.187cm" svg:viewBox="0 0 889 773" svg:d="M0 773c0-258 0-515 0-773 296 0 593 0 889 0 0 258 0 515 0 773-296 0-593 0-889 0z">
            <text:p/>
          </draw:path>
        </draw:g>
        <draw:g>
          <draw:path draw:style-name="gr9" draw:text-style-name="P12" draw:layer="controls" svg:width="0.037cm" svg:height="0.285cm" draw:transform="skewX (0.465130245656489) rotate (0.463733982254893) translate (14.361857185414cm 23.5402239797514cm)" svg:viewBox="0 0 38 286" svg:d="M0 286c0-96 0-191 0-286 13 0 25 0 38 0 0 96 0 191 0 286-12 0-25 0-38 0z">
            <text:p/>
          </draw:path>
          <draw:path draw:style-name="gr9" draw:text-style-name="P12" draw:layer="controls" svg:width="0.225cm" svg:height="0.286cm" draw:transform="skewX (0.457974395723312) rotate (0.457799862798113) translate (14.4598201315634cm 23.4921935596808cm)" svg:viewBox="0 0 226 287" svg:d="M181 287l-149-244 1 19 1 34v191h-34v-287h44l150 246c-1-27-2-46-2-58v-188h34v287z">
            <text:p/>
          </draw:path>
          <draw:path draw:style-name="gr9" draw:text-style-name="P12" draw:layer="controls" svg:width="0.228cm" svg:height="0.286cm" draw:transform="skewX (0.457974395723312) rotate (0.457799862798113) translate (14.6992563520762cm 23.3748684232008cm)" svg:viewBox="0 0 229 287" svg:d="M133 32c0 85 0 170 0 255-12 0-25 0-37 0 0-85 0-170 0-255-32 0-64 0-96 0 0-11 0-21 0-32 76 0 152 0 229 0 0 11 0 22 0 32-32 0-64 0-96 0z">
            <text:p/>
          </draw:path>
          <draw:path draw:style-name="gr9" draw:text-style-name="P12" draw:layer="controls" svg:width="0.218cm" svg:height="0.286cm" draw:transform="skewX (0.455181868920121) rotate (0.45553093477052) translate (14.9429544208805cm 23.2553101178894cm)" svg:viewBox="0 0 219 287" svg:d="M0 287c0-96 0-191 0-287 70 0 141 0 211 0 0 11 0 21 0 32-58 0-116 0-173 0 0 30 0 61 0 92 54 0 107 0 161 0 0 10 0 21 0 31-54 0-108 0-161 0 0 33 0 67 0 100 60 0 121 0 181 0 0 11 0 21 0 32-73 0-146 0-219 0z">
            <text:p/>
          </draw:path>
          <draw:path draw:style-name="gr9" draw:text-style-name="P12" draw:layer="controls" svg:width="0.239cm" svg:height="0.286cm" draw:transform="skewX (0.457974395723312) rotate (0.457974395723312) translate (15.1852600243311cm 23.1365392153904cm)" svg:viewBox="0 0 240 287" svg:d="M197 287l-73-119-86-1v119h-38v-286h131c31 0 55 8 72 22 18 15 26 35 26 60 0 22-6 39-18 54-12 14-29 23-50 27l79 124zM191 83c0-17-5-30-16-38-11-9-27-14-48-14h-89v106h91c20 0 35-5 46-14 11-10 16-23 16-40z">
            <text:p/>
          </draw:path>
          <draw:path draw:style-name="gr9" draw:text-style-name="P12" draw:layer="controls" svg:width="0.197cm" svg:height="0.286cm" draw:transform="skewX (0.453785605518526) rotate (0.454483737219323) translate (15.4460812358669cm 23.0087022205006cm)" svg:viewBox="0 0 198 287" svg:d="M38 32c0 36 0 71 0 107 51 0 103-1 155-1 0 11 0 22 0 33-52 0-104 0-155 0 0 39 0 77 0 116-13 0-25 0-38 0 0-96 0-191 0-287 66 0 132 0 198 0 0 11 0 21 0 32-54 0-107 0-160 0z">
            <text:p/>
          </draw:path>
          <draw:path draw:style-name="gr9" draw:text-style-name="P12" draw:layer="controls" svg:width="0.267cm" svg:height="0.286cm" draw:transform="skewX (0.455181868920121) rotate (0.455356401845321) translate (15.6176924568074cm 22.9244123139551cm)" svg:viewBox="0 0 268 287" svg:d="M229 287l-31-84h-127l-32 84h-39l113-287h43l112 287zM134 29l-1 6c-4 11-9 26-15 43l-36 95h104l-35-95c-4-9-8-20-11-32z">
            <text:p/>
          </draw:path>
          <draw:path draw:style-name="gr9" draw:text-style-name="P12" draw:layer="controls" svg:width="0.255cm" svg:height="0.294cm" draw:transform="skewX (0.459545192050107) rotate (0.458323461573711) translate (15.8778573050819cm 22.7925671306984cm)" svg:viewBox="0 0 256 295" svg:d="M136 32c-31 0-55 10-72 30s-26 48-26 84c0 35 9 63 27 85 18 21 42 32 73 32 39 0 68-20 87-60l31 16c-11 25-27 44-48 57-21 12-45 19-72 19-28 0-52-6-73-18-20-13-36-30-47-52s-16-49-16-79c0-46 12-82 36-107 24-26 57-39 99-39 30 0 55 6 75 18 19 12 34 30 43 53l-35 12c-7-16-17-29-31-38-15-9-32-13-51-13z">
            <text:p/>
          </draw:path>
          <draw:path draw:style-name="gr9" draw:text-style-name="P12" draw:layer="controls" svg:width="0.218cm" svg:height="0.286cm" draw:transform="skewX (0.456578132321716) rotate (0.457450796947714) translate (16.1497593541789cm 22.6636993839241cm)" svg:viewBox="0 0 219 287" svg:d="M0 287c0-96 0-191 0-287 71 0 141 0 211 0 0 11 0 21 0 32-57 0-115 0-173 0 0 30 0 61 0 92 54 0 108 0 161 0 0 10 0 21 0 31-54 0-107 0-161 0 0 33 0 67 0 100 60 0 121 0 181 0 0 11 0 21 0 32-73 0-146 0-219 0z">
            <text:p/>
          </draw:path>
        </draw:g>
        <draw:g>
          <draw:path draw:style-name="gr9" draw:text-style-name="P12" draw:layer="controls" svg:width="0.233cm" svg:height="0.287cm" draw:transform="skewX (-0.478743813822045) rotate (-0.478918346747245) translate (12.3089308306853cm 22.5319039223928cm)" svg:viewBox="0 0 234 288" svg:d="M0 143c0-45 11-81 32-106 22-25 52-37 91-37 27 0 49 5 66 16 18 10 31 27 40 50l-32 11c-7-16-17-28-29-35s-28-11-46-11c-29 0-50 10-65 29-15 20-23 47-23 83 0 35 8 63 24 84 16 20 38 31 66 30 17 0 32-2 46-8 14-5 25-13 34-23v-50h-74v-32h104v97c-13 15-29 27-48 35s-39 12-61 12c-26 0-49-5-67-17-19-12-33-29-43-51-10-21-15-47-15-77z">
            <text:p/>
          </draw:path>
          <draw:path draw:style-name="gr9" draw:text-style-name="P12" draw:layer="controls" svg:width="0.212cm" svg:height="0.279cm" draw:transform="skewX (-0.477871149196047) rotate (-0.478394747971646) translate (12.5674063016656cm 22.6707513999499cm)" svg:viewBox="0 0 213 280" svg:d="M175 280l-64-116h-77v116h-34v-280h116c28 0 49 7 65 21 15 14 22 34 22 59 0 21-5 38-16 53-10 14-25 23-44 26l70 121zM170 80c0-16-5-28-15-37-10-8-24-13-42-13h-80l1 104h80c18 0 32-5 41-14 10-10 15-23 15-40z">
            <text:p/>
          </draw:path>
          <draw:path draw:style-name="gr9" draw:text-style-name="P12" draw:layer="controls" svg:width="0.237cm" svg:height="0.28cm" draw:transform="skewX (-0.477871149196047) rotate (-0.476649418719652) translate (12.7713221790459cm 22.7767156996261cm)" svg:viewBox="0 0 238 281" svg:d="M204 281l-28-82-113-1-28 83-35-1 101-280h38l99 281zM120 29l-2 5c-3 11-7 25-13 43l-32 92h93l-32-93c-3-9-6-19-10-31z">
            <text:p/>
          </draw:path>
          <draw:path draw:style-name="gr9" draw:text-style-name="P12" draw:layer="controls" svg:width="0.19cm" svg:height="0.28cm" draw:transform="skewX (-0.477696616270848) rotate (-0.477696616270849) translate (13.0094889904399cm 22.900406199291cm)" svg:viewBox="0 0 191 281" svg:d="M191 85c0 26-8 47-23 63-15 15-36 23-62 23h-73v110l-33-1v-280h104c28 0 49 7 64 22s23 36 23 63zM157 85c0-36-19-54-57-54l-67-1v111h68c38 0 56-19 56-56z">
            <text:p/>
          </draw:path>
          <draw:path draw:style-name="gr9" draw:text-style-name="P12" draw:layer="controls" svg:width="0.2cm" svg:height="0.279cm" draw:transform="skewX (-0.477871149196047) rotate (-0.479267412597644) translate (13.2217491354553cm 23.0099773074426cm)" svg:viewBox="0 0 201 280" svg:d="M168 280c0-43-1-87-1-130-44 0-89 0-133 0 0 44 0 87 0 130-11 0-22 0-34 0 0-93 0-187 0-280 11 0 22 0 33 0 1 40 1 79 1 119 44-1 89-1 133-1 0-39 0-79 0-118 11 0 22 0 34 0 0 93 0 187 0 280-11 0-22 0-33 0z">
            <text:p/>
          </draw:path>
          <draw:path draw:style-name="gr9" draw:text-style-name="P12" draw:layer="controls" svg:width="0.032cm" svg:height="0.282cm" draw:transform="skewX (-0.463733982254893) rotate (-0.463733982254894) translate (13.454331559791cm 23.1307932514633cm)" svg:viewBox="0 0 33 283" svg:d="M0 282c0-94 0-188 0-282 11 0 22 0 33 0 0 95 0 189 0 283-11 0-22 0-33-1z">
            <text:p/>
          </draw:path>
          <draw:path draw:style-name="gr9" draw:text-style-name="P12" draw:layer="controls" svg:width="0.226cm" svg:height="0.287cm" draw:transform="skewX (-0.48014007722364) rotate (-0.479441945522843) translate (13.5303194438202cm 23.1653906354168cm)" svg:viewBox="0 0 227 288" svg:d="M121 31c-28 0-49 10-64 30s-23 47-23 82c0 34 8 62 24 83s37 31 64 31c35 0 61-19 78-58l27 15c-10 24-24 43-43 55-18 13-39 19-64 19s-46-6-64-17c-18-12-32-29-42-51-9-21-14-47-14-77 0-45 11-80 32-105s51-38 88-38c27 0 49 6 66 17 18 12 31 29 39 52l-32 12c-5-16-14-29-27-37-13-9-28-13-45-13z">
            <text:p/>
          </draw:path>
          <draw:path draw:style-name="gr9" draw:text-style-name="P12" draw:layer="controls" svg:width="0.237cm" svg:height="0.28cm" draw:transform="skewX (-0.477871149196047) rotate (-0.476649418719652) translate (13.7438037350555cm 23.2811597328682cm)" svg:viewBox="0 0 238 281" svg:d="M204 281l-28-82-113-1-28 83-35-1 101-280h38l99 281zM120 29l-2 5c-3 11-7 25-13 43l-32 92h93l-32-93c-3-9-6-19-10-31z">
            <text:p/>
          </draw:path>
          <draw:path draw:style-name="gr9" draw:text-style-name="P12" draw:layer="controls" svg:width="0.158cm" svg:height="0.279cm" draw:transform="skewX (-0.483456202802429) rotate (-0.48328166987723) translate (13.9824171828559cm 23.4045402251271cm)" svg:viewBox="0 0 159 280" svg:d="M0 280c0-93 0-187 0-280 11 0 22 0 34 0 0 83 0 166 0 249 41 0 83-1 125-1 0 10 0 21 0 31-53 0-106 1-159 1z">
            <text:p/>
          </draw:path>
        </draw:g>
        <draw:custom-shape draw:style-name="gr16" draw:text-style-name="P13" draw:layer="controls" svg:width="1.397cm" svg:height="3.62cm" draw:transform="rotate (-0.85276787252443) translate (18.115cm 11.66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path draw:style-name="gr17" draw:text-style-name="P14" draw:layer="controls" svg:width="0.932cm" svg:height="1.392cm" svg:x="7.558cm" svg:y="21.03cm" svg:viewBox="0 0 933 1393" svg:d="M219 83c55-55 111-83 167-83h243c83 0 154 28 213 84 61 57 91 127 91 211v1098h-244v-1051c0-37-10-67-31-93-20-25-50-37-89-37h-209c-56 0-92 34-107 104-5 19-7 37-7 54v1023h-245l-1-1393h219z">
            <text:p/>
          </draw:path>
          <draw:path draw:style-name="gr17" draw:text-style-name="P15" draw:layer="controls" svg:width="0.484cm" svg:height="0.904cm" svg:x="9.184cm" svg:y="21.556cm" svg:viewBox="0 0 485 905" svg:d="M251 528c25-85 47-170 68-255 20-86 39-177 58-273h108c-13 62-27 123-41 183-15 60-31 118-46 174-16 56-31 108-47 158-16 49-30 94-44 135-16 47-31 87-46 120-15 32-31 59-48 79-18 19-37 34-57 43s-44 13-72 13c-15 0-31-2-46-6s-28-8-38-12l20-89c22 10 43 14 62 14 25 0 45-9 60-26 15-18 30-45 45-80l12-32c-16-44-32-93-49-147-16-53-32-109-48-168-15-58-30-118-45-179-14-62-27-122-39-180h115c7 40 15 83 24 131 10 47 20 95 30 142 11 47 22 93 33 138 11 44 21 83 31 117z">
            <text:p/>
          </draw:path>
          <draw:path draw:style-name="gr17" draw:text-style-name="P16" draw:layer="controls" svg:width="1.037cm" svg:height="1.974cm" svg:x="8.581cm" svg:y="20.448cm" svg:viewBox="0 0 1038 1975" svg:d="M0 48c132-32 260-48 386-48 98 0 187 12 267 35 80 24 149 60 206 110s102 115 133 194 46 174 46 285c0 112-16 209-48 289s-77 145-135 195c-59 49-129 86-210 108-82 23-173 34-273 34h-118v725h-254zM254 1027h101c64 0 122-7 174-21s95-37 131-69 63-74 82-124c19-51 28-114 28-189 0-76-9-139-28-191s-45-93-78-124-73-53-120-66c-47-14-98-20-155-20-49 0-94 3-135 8z">
            <text:p/>
          </draw:path>
        </draw:g>
        <draw:g>
          <draw:path draw:style-name="gr17" draw:text-style-name="P17" draw:layer="controls" svg:width="0.258cm" svg:height="0.318cm" svg:x="7.537cm" svg:y="19.193cm" svg:viewBox="0 0 259 319" svg:d="M207 319l-171-272 1 22 1 38v212h-38v-319h50l173 274c-2-30-3-51-3-64v-210h39v319z">
            <text:p/>
          </draw:path>
          <draw:path draw:style-name="gr17" draw:text-style-name="P17" draw:layer="controls" svg:width="0.262cm" svg:height="0.323cm" svg:x="7.869cm" svg:y="19.193cm" svg:viewBox="0 0 263 324" svg:d="M130 324c-26 0-49-5-69-14-19-10-34-24-45-42s-16-40-16-65v-203h43v200c0 29 8 51 22 66 15 15 37 23 65 23s50-8 66-24c16-15 24-38 24-68v-197h43v199c0 26-5 48-16 67s-27 33-47 43-43 15-70 15z">
            <text:p/>
          </draw:path>
          <draw:path draw:style-name="gr17" draw:text-style-name="P17" draw:layer="controls" svg:width="0.293cm" svg:height="0.328cm" svg:x="8.19cm" svg:y="19.188cm" svg:viewBox="0 0 294 329" svg:d="M156 35c-36 0-63 12-83 34-19 23-29 54-29 94 0 39 10 71 31 94 20 24 48 36 83 36 44 0 78-22 100-66l36 17c-13 28-32 49-56 63-23 14-51 22-82 22-33 0-60-7-84-20-23-14-41-33-54-58-12-25-18-54-18-88 0-51 14-91 41-120 28-29 66-43 114-43 34 0 63 7 85 20 23 13 40 33 51 59l-41 14c-8-19-20-33-36-43s-36-15-58-15z">
            <text:p/>
          </draw:path>
          <draw:path draw:style-name="gr17" draw:text-style-name="P17" draw:layer="controls" svg:width="0.203cm" svg:height="0.318cm" svg:x="8.539cm" svg:y="19.193cm" svg:viewBox="0 0 204 319" svg:d="M0 319c0-106 0-213 0-319 14 0 29 0 43 0 0 95 0 189 0 284 54 0 108 0 161 0 0 12 0 24 0 35-68 0-136 0-204 0z">
            <text:p/>
          </draw:path>
          <draw:path draw:style-name="gr17" draw:text-style-name="P17" draw:layer="controls" svg:width="0.25cm" svg:height="0.318cm" svg:x="8.795cm" svg:y="19.193cm" svg:viewBox="0 0 251 319" svg:d="M0 319c0-106 0-213 0-319 81 0 161 0 242 0 0 12 0 24 0 35-66 0-132 0-199 0 0 34 0 69 0 103 62 0 124 0 185 0 0 11 0 23 0 35-61 0-123 0-185 0 0 37 0 74 0 111 70 0 139 0 208 0 0 12 0 24 0 35-83 0-167 0-251 0z">
            <text:p/>
          </draw:path>
          <draw:path draw:style-name="gr17" draw:text-style-name="P17" draw:layer="controls" svg:width="0.306cm" svg:height="0.318cm" svg:x="9.067cm" svg:y="19.193cm" svg:viewBox="0 0 307 319" svg:d="M263 319l-36-93h-145l-37 93h-45l130-319h49l128 319zM154 33l-2 6c-4 13-9 29-17 48l-40 105h119l-41-105c-4-11-8-22-13-35z">
            <text:p/>
          </draw:path>
          <draw:path draw:style-name="gr17" draw:text-style-name="P17" draw:layer="controls" svg:width="0.274cm" svg:height="0.318cm" svg:x="9.414cm" svg:y="19.193cm" svg:viewBox="0 0 275 319" svg:d="M225 319l-82-132h-100v132h-43v-319h150c36 0 64 8 83 24 20 16 30 39 30 67 0 24-7 44-21 60s-33 26-57 31l90 137zM219 92c0-19-6-33-19-43-12-9-31-14-54-14h-103v117h105c22 0 40-5 52-16 13-10 19-25 19-44z">
            <text:p/>
          </draw:path>
        </draw:g>
        <draw:g>
          <draw:path draw:style-name="gr17" draw:text-style-name="P17" draw:layer="controls" svg:width="0.285cm" svg:height="0.318cm" svg:x="7.537cm" svg:y="19.612cm" svg:viewBox="0 0 286 319" svg:d="M286 96c0 30-12 54-34 72-23 18-54 27-93 27h-109v124h-50v-319h156c41 0 73 8 96 25s34 41 34 71zM236 97c0-42-29-62-87-62h-99v126h102c56 0 84-22 84-64z">
            <text:p/>
          </draw:path>
          <draw:path draw:style-name="gr17" draw:text-style-name="P17" draw:layer="controls" svg:width="0.334cm" svg:height="0.318cm" svg:x="7.863cm" svg:y="19.611cm" svg:viewBox="0 0 335 319" svg:d="M192 187c0 44 0 88 0 132-17 0-33 0-50 0 0-44 0-88 0-132-47-62-95-125-142-187 18 0 37 0 55 0 38 51 75 101 113 152 37-51 74-101 112-152 18 0 36 0 55 0-48 62-95 125-143 187z">
            <text:p/>
          </draw:path>
          <draw:path draw:style-name="gr17" draw:text-style-name="P17" draw:layer="controls" svg:width="0.303cm" svg:height="0.318cm" svg:x="8.222cm" svg:y="19.611cm" svg:viewBox="0 0 304 319" svg:d="M177 35c0 95 0 190 0 284-17 0-33 0-50 0 0-94 0-189 0-284-42 0-85 0-127 0 0-11 0-23 0-35 101 0 202 0 304 0 0 12 0 24 0 35-43 0-85 0-127 0z">
            <text:p/>
          </draw:path>
          <draw:path draw:style-name="gr17" draw:text-style-name="P17" draw:layer="controls" svg:width="0.299cm" svg:height="0.318cm" svg:x="8.583cm" svg:y="19.611cm" svg:viewBox="0 0 300 319" svg:d="M250 319c0-49 0-98 0-148-67 0-133 0-200 0 0 50 0 99 0 148-17 0-33 0-50 0 0-106 0-213 0-319 17 0 33 0 50 0 0 45 0 90 0 135 67 0 133 0 200 0 0-45 0-90 0-135 17 0 33 0 50 0 0 106 0 213 0 319-17 0-33 0-50 0z">
            <text:p/>
          </draw:path>
          <draw:path draw:style-name="gr17" draw:text-style-name="P17" draw:layer="controls" svg:width="0.366cm" svg:height="0.328cm" svg:x="8.951cm" svg:y="19.606cm" svg:viewBox="0 0 367 329" svg:d="M367 163c0 33-8 63-23 88-14 25-35 44-63 57-28 14-60 21-98 21s-71-7-98-20c-28-14-49-33-63-58-15-25-22-55-22-88 0-51 16-91 49-120 32-29 77-43 135-43 37 0 70 6 97 19 28 13 49 32 64 57 14 24 22 53 22 87zM316 163c0-40-12-71-35-94-23-22-55-34-97-34-43 0-75 12-99 34-23 22-34 54-34 94s12 72 35 95c23 24 56 35 97 35 43 0 75-11 98-34 23-22 35-55 35-96z">
            <text:p/>
          </draw:path>
          <draw:path draw:style-name="gr17" draw:text-style-name="P17" draw:layer="controls" svg:width="0.299cm" svg:height="0.318cm" svg:x="9.389cm" svg:y="19.611cm" svg:viewBox="0 0 300 319" svg:d="M240 319l-198-272 1 22 2 38v212h-45v-319h58l200 274c-2-30-3-51-3-64v-210h45v319z">
            <text:p/>
          </draw:path>
        </draw:g>
        <draw:g>
          <draw:path draw:style-name="gr17" draw:text-style-name="P17" draw:layer="controls" svg:width="0.246cm" svg:height="0.328cm" svg:x="7.537cm" svg:y="22.58cm" svg:viewBox="0 0 247 329" svg:d="M0 163c0-52 11-92 34-120 23-29 54-43 95-43 29 0 53 6 71 18 17 12 31 31 41 57l-34 12c-7-18-17-31-30-39s-29-13-49-13c-30 0-53 12-68 34-16 22-24 53-24 94 0 40 8 72 25 95 17 24 40 35 70 35 17 0 33-3 48-9 14-6 26-15 35-26v-57h-77v-37h110v110c-14 18-31 31-51 40-20 10-42 15-65 15-27 0-51-7-70-20-20-14-35-33-45-58-11-25-16-54-16-88z">
            <text:p/>
          </draw:path>
          <draw:path draw:style-name="gr17" draw:text-style-name="P17" draw:layer="controls" svg:width="0.223cm" svg:height="0.318cm" svg:x="7.844cm" svg:y="22.585cm" svg:viewBox="0 0 224 319" svg:d="M184 319l-68-132h-81v132h-35v-319h122c30 0 52 8 68 24s24 39 24 67c0 24-6 44-17 60s-27 26-46 31l73 137zM179 92c0-19-5-33-16-43-10-9-25-14-44-14h-84v117h85c19 0 33-5 43-16 11-10 16-25 16-44z">
            <text:p/>
          </draw:path>
          <draw:path draw:style-name="gr17" draw:text-style-name="P17" draw:layer="controls" svg:width="0.25cm" svg:height="0.318cm" svg:x="8.086cm" svg:y="22.585cm" svg:viewBox="0 0 251 319" svg:d="M215 319l-30-93h-119l-29 93h-37l106-319h40l105 319zM126 33l-2 6c-3 13-8 29-14 48l-33 105h97l-33-105c-3-11-7-22-10-35z">
            <text:p/>
          </draw:path>
          <draw:path draw:style-name="gr17" draw:text-style-name="P17" draw:layer="controls" svg:width="0.2cm" svg:height="0.318cm" svg:x="8.368cm" svg:y="22.585cm" svg:viewBox="0 0 201 319" svg:d="M201 96c0 30-8 54-24 72s-38 27-65 27h-77v124h-35v-319h109c30 0 52 8 68 25s24 41 24 71zM166 97c0-42-20-62-61-62h-70v126h72c39 0 59-22 59-64z">
            <text:p/>
          </draw:path>
          <draw:path draw:style-name="gr17" draw:text-style-name="P17" draw:layer="controls" svg:width="0.21cm" svg:height="0.318cm" svg:x="8.62cm" svg:y="22.585cm" svg:viewBox="0 0 211 319" svg:d="M176 319c0-49 0-98 0-148-47 0-94 0-141 0 0 50 0 99 0 148-11 0-23 0-35 0 0-106 0-213 0-319 12 0 24 0 35 0 0 45 0 90 0 135 47 0 94 0 141 0 0-45 0-90 0-135 12 0 23 0 35 0 0 106 0 213 0 319-12 0-23 0-35 0z">
            <text:p/>
          </draw:path>
          <draw:path draw:style-name="gr17" draw:text-style-name="P17" draw:layer="controls" svg:width="0.034cm" svg:height="0.318cm" svg:x="8.896cm" svg:y="22.585cm" svg:viewBox="0 0 35 319" svg:d="M0 319c0-106 0-213 0-319 12 0 24 0 35 0 0 106 0 213 0 319-11 0-23 0-35 0z">
            <text:p/>
          </draw:path>
          <draw:path draw:style-name="gr17" draw:text-style-name="P17" draw:layer="controls" svg:width="0.238cm" svg:height="0.328cm" svg:x="8.986cm" svg:y="22.58cm" svg:viewBox="0 0 239 329" svg:d="M127 35c-29 0-51 12-67 34-16 23-24 54-24 94 0 39 8 71 25 94 16 24 39 36 67 36 37 0 64-22 83-66l28 17c-10 28-25 49-45 63-19 14-42 22-67 22-26 0-49-7-68-20-19-14-34-33-44-58s-15-54-15-88c0-51 11-91 34-120 22-29 53-43 93-43 27 0 50 7 69 20s32 33 41 59l-33 14c-6-19-16-33-29-43-14-10-30-15-48-15z">
            <text:p/>
          </draw:path>
          <draw:path draw:style-name="gr17" draw:text-style-name="P17" draw:layer="controls" svg:width="0.25cm" svg:height="0.318cm" svg:x="9.24cm" svg:y="22.585cm" svg:viewBox="0 0 251 319" svg:d="M215 319l-30-93h-119l-29 93h-37l106-319h40l105 319zM126 33l-2 6c-3 13-8 29-14 48l-33 105h97l-33-105c-3-11-7-22-10-35z">
            <text:p/>
          </draw:path>
          <draw:path draw:style-name="gr17" draw:text-style-name="P17" draw:layer="controls" svg:width="0.166cm" svg:height="0.318cm" svg:x="9.522cm" svg:y="22.585cm" svg:viewBox="0 0 167 319" svg:d="M0 319c0-106 0-213 0-319 12 0 24 0 35 0 0 95 0 189 0 284 44 0 88 0 132 0 0 12 0 24 0 35-56 0-111 0-167 0z">
            <text:p/>
          </draw:path>
        </draw:g>
        <draw:g>
          <draw:path draw:style-name="gr17" draw:text-style-name="P17" draw:layer="controls" svg:width="0.036cm" svg:height="0.318cm" svg:x="7.537cm" svg:y="23.058cm" svg:viewBox="0 0 37 319" svg:d="M0 319c0-106 0-213 0-319 12 0 24 0 37 0 0 106 0 213 0 319-13 0-25 0-37 0z">
            <text:p/>
          </draw:path>
          <draw:path draw:style-name="gr17" draw:text-style-name="P17" draw:layer="controls" svg:width="0.219cm" svg:height="0.318cm" svg:x="7.643cm" svg:y="23.058cm" svg:viewBox="0 0 220 319" svg:d="M176 319l-145-272 1 22 1 38v212h-33v-319h43l146 274c-2-30-2-51-2-64v-210h33v319z">
            <text:p/>
          </draw:path>
          <draw:path draw:style-name="gr17" draw:text-style-name="P17" draw:layer="controls" svg:width="0.221cm" svg:height="0.318cm" svg:x="7.903cm" svg:y="23.058cm" svg:viewBox="0 0 222 319" svg:d="M129 35c0 95 0 190 0 284-12 0-24 0-36 0 0-94 0-189 0-284-31 0-62 0-93 0 0-11 0-23 0-35 74 0 148 0 222 0 0 12 0 24 0 35-31 0-62 0-93 0z">
            <text:p/>
          </draw:path>
          <draw:path draw:style-name="gr17" draw:text-style-name="P17" draw:layer="controls" svg:width="0.212cm" svg:height="0.318cm" svg:x="8.167cm" svg:y="23.058cm" svg:viewBox="0 0 213 319" svg:d="M0 319c0-106 0-213 0-319 68 0 137 0 205 0 0 12 0 24 0 35-56 0-112 0-168 0 0 34 0 69 0 103 52 0 104 0 157 0 0 11 0 23 0 35-53 0-105 0-157 0 0 37 0 74 0 111 59 0 117 0 176 0 0 12 0 24 0 35-71 0-142 0-213 0z">
            <text:p/>
          </draw:path>
          <draw:path draw:style-name="gr17" draw:text-style-name="P17" draw:layer="controls" svg:width="0.233cm" svg:height="0.318cm" svg:x="8.43cm" svg:y="23.058cm" svg:viewBox="0 0 234 319" svg:d="M191 319l-70-132h-84v132h-37v-319h127c31 0 54 8 71 24 16 16 25 39 25 67 0 24-6 44-18 60s-28 26-48 31l77 137zM186 92c0-19-5-33-16-43-11-9-26-14-46-14h-87v117h88c20 0 35-5 45-16 11-10 16-25 16-44z">
            <text:p/>
          </draw:path>
          <draw:path draw:style-name="gr17" draw:text-style-name="P17" draw:layer="controls" svg:width="0.191cm" svg:height="0.318cm" svg:x="8.713cm" svg:y="23.059cm" svg:viewBox="0 0 192 319" svg:d="M37 35c0 40 0 79 0 119 50 0 100 0 151 0 0 12 0 24 0 36-51 0-101 0-151 0 0 43 0 86 0 129-13 0-25 0-37 0 0-106 0-213 0-319 64 0 128 0 192 0 0 12 0 24 0 35-52 0-103 0-155 0z">
            <text:p/>
          </draw:path>
          <draw:path draw:style-name="gr17" draw:text-style-name="P17" draw:layer="controls" svg:width="0.26cm" svg:height="0.318cm" svg:x="8.899cm" svg:y="23.058cm" svg:viewBox="0 0 261 319" svg:d="M223 319l-31-93h-123l-31 93h-38l110-319h42l109 319zM131 33l-2 6c-3 13-8 29-14 48l-35 105h102l-35-105c-4-11-7-22-11-35z">
            <text:p/>
          </draw:path>
          <draw:path draw:style-name="gr17" draw:text-style-name="P17" draw:layer="controls" svg:width="0.248cm" svg:height="0.328cm" svg:x="9.181cm" svg:y="23.053cm" svg:viewBox="0 0 249 329" svg:d="M132 35c-30 0-53 12-70 34-16 23-25 54-25 94 0 39 9 71 26 94 18 24 41 36 71 36 38 0 66-22 85-66l30 17c-11 28-27 49-47 63s-43 22-70 22-51-7-71-20c-20-14-35-33-45-58-11-25-16-54-16-88 0-51 12-91 35-120s56-43 97-43c29 0 53 7 72 20s34 33 43 59l-35 14c-6-19-17-33-30-43-14-10-31-15-50-15z">
            <text:p/>
          </draw:path>
          <draw:path draw:style-name="gr17" draw:text-style-name="P17" draw:layer="controls" svg:width="0.212cm" svg:height="0.318cm" svg:x="9.476cm" svg:y="23.058cm" svg:viewBox="0 0 213 319" svg:d="M0 319c0-106 0-213 0-319 68 0 137 0 205 0 0 12 0 24 0 35-56 0-112 0-168 0 0 34 0 69 0 103 52 0 104 0 157 0 0 11 0 23 0 35-53 0-105 0-157 0 0 37 0 74 0 111 59 0 117 0 176 0 0 12 0 24 0 35-71 0-142 0-213 0z">
            <text:p/>
          </draw:path>
        </draw:g>
        <draw:frame draw:style-name="gr8" draw:text-style-name="P4" draw:layer="controls" svg:width="0.992cm" svg:height="0.992cm" svg:x="7.512cm" svg:y="20.015cm">
          <draw:image xlink:href="Pictures/10000201000001F4000001F4D0383F8AF36EBA0E.png" xlink:type="simple" xlink:show="embed" xlink:actuate="onLoad">
            <text:p/>
          </draw:image>
        </draw:frame>
        <draw:custom-shape draw:style-name="gr18" draw:text-style-name="P4" draw:layer="controls" svg:width="2.794cm" svg:height="4.688cm" svg:x="3.214cm" svg:y="18.919cm">
          <text:p/>
          <draw:enhanced-geometry svg:viewBox="0 0 21600 21600" draw:path-stretchpoint-x="10800" draw:path-stretchpoint-y="10800" draw:text-areas="?f3 ?f4 ?f5 ?f6" draw:type="round-rectangle" draw:modifiers="1715.63506261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15" draw:text-style-name="P2" draw:layer="layout" svg:width="1.738cm" svg:height="2.634cm" svg:x="14.295cm" svg:y="20.532cm" svg:viewBox="0 0 1739 2635" svg:d="M1739 0c-1 590-3 1179-4 1769-578 289-1157 577-1735 866 1-590 3-1179 4-1769 578-289 1157-577 1735-866z">
            <text:p/>
          </draw:path>
          <draw:path draw:style-name="gr3" draw:text-style-name="P3" draw:layer="layout" svg:width="1.838cm" svg:height="2.711cm" svg:x="12.421cm" svg:y="20.473cm" svg:viewBox="0 0 1839 2712" svg:d="M0 1791c0-597 0-1194 0-1791 613 307 1226 615 1839 922 0 597 0 1193 0 1790-613-307-1226-614-1839-921z">
            <text:p/>
          </draw:path>
          <draw:path draw:style-name="gr19" draw:text-style-name="P4" draw:layer="layout" svg:width="3.954cm" svg:height="3.937cm" svg:x="12.285cm" svg:y="19.423cm" svg:viewBox="0 0 3955 3938" svg:d="M3950 993c-3 656-6 1313-9 1969-657 325-1315 651-1972 976-655-331-1310-663-1965-994 3-656 6-1313 9-1969 658-325 1316-650 1974-975 654 331 1309 662 1963 993zM3955 9zM0 3929z">
            <text:p/>
          </draw:path>
          <draw:path draw:style-name="gr20" draw:text-style-name="P4" draw:layer="layout" svg:width="3.63cm" svg:height="3.553cm" svg:x="12.446cm" svg:y="19.608cm" svg:viewBox="0 0 3631 3554" svg:d="M3627 896c-3 593-5 1185-8 1777-604 294-1207 587-1811 881-601-299-1202-598-1803-897 3-593 5-1185 8-1777 604-293 1207-587 1811-880 601 299 1202 597 1803 896zM3631 8zM0 3546z">
            <text:p/>
          </draw:path>
        </draw:g>
        <draw:g>
          <draw:path draw:style-name="gr15" draw:text-style-name="P2" draw:layer="layout" svg:width="1.738cm" svg:height="2.634cm" svg:x="13.496cm" svg:y="14.732cm" svg:viewBox="0 0 1739 2635" svg:d="M1739 0c-1 590-3 1179-4 1769-578 289-1157 577-1735 866 1-590 3-1179 4-1769 578-289 1157-577 1735-866z">
            <text:p/>
          </draw:path>
          <draw:path draw:style-name="gr3" draw:text-style-name="P3" draw:layer="layout" svg:width="1.838cm" svg:height="2.711cm" svg:x="11.622cm" svg:y="14.673cm" svg:viewBox="0 0 1839 2712" svg:d="M0 1791c0-597 0-1194 0-1791 613 307 1226 615 1839 922 0 597 0 1193 0 1790-613-307-1226-614-1839-921z">
            <text:p/>
          </draw:path>
          <draw:path draw:style-name="gr19" draw:text-style-name="P4" draw:layer="layout" svg:width="3.954cm" svg:height="3.937cm" svg:x="11.486cm" svg:y="13.623cm" svg:viewBox="0 0 3955 3938" svg:d="M3950 993c-3 656-6 1313-9 1969-657 325-1315 651-1972 976-655-331-1310-663-1965-994 3-656 6-1313 9-1969 658-325 1316-650 1974-975 654 331 1309 662 1963 993zM3955 9zM0 3929z">
            <text:p/>
          </draw:path>
          <draw:path draw:style-name="gr20" draw:text-style-name="P4" draw:layer="layout" svg:width="3.63cm" svg:height="3.553cm" svg:x="11.647cm" svg:y="13.808cm" svg:viewBox="0 0 3631 3554" svg:d="M3627 896c-3 593-5 1185-8 1777-604 294-1207 587-1811 881-601-299-1202-598-1803-897 3-593 5-1185 8-1777 604-293 1207-587 1811-880 601 299 1202 597 1803 896zM3631 8zM0 354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 style:font-adornments="Regular" style:font-pitch="variable"/>
    <style:font-face style:name="Uroob" svg:font-family="Uroob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0D0000000D0BDE2B0612F3DB3A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6666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4:57:59.722444350</meta:creation-date>
    <dc:date>2019-02-12T19:31:22.610587651</dc:date>
    <meta:editing-duration>PT1H42M56S</meta:editing-duration>
    <meta:editing-cycles>5</meta:editing-cycles>
    <meta:generator>LibreOffice/6.0.7.3$Linux_X86_64 LibreOffice_project/00m0$Build-3</meta:generator>
    <meta:document-statistic meta:object-count="180"/>
  </office:meta>
</office:document-meta>
</file>